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0.8cm" svg:x="3.6cm" svg:y="3.4cm">
          <text:p text:style-name="P1"><text:span text:style-name="T1">Tra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3.7cm" svg:y="5.5cm">
          <text:p text:style-name="P1"><text:span text:style-name="T1">Gene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6.1cm" svg:y="4.1cm">
          <text:p text:style-name="P1"><text:span text:style-name="T1">std::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4.9cm" svg:y="8.2cm">
          <text:p text:style-name="P1"><text:span text:style-name="T1">&amp;m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8.2cm" svg:y="6.7cm">
          <text:p text:style-name="P1"><text:span text:style-name="T1">’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10cm" svg:y="5cm">
          <text:p text:style-name="P1"><text:span text:style-name="T1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11.1cm" svg:y="2.1cm">
          <text:p text:style-name="P1"><text:span text:style-name="T1">move |_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13.7cm" svg:y="3cm">
          <text:p text:style-name="P1"><text:span text:style-name="T1">move |x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12.4cm" svg:y="7.7cm">
          <text:p text:style-name="P1"><text:span text:style-name="T1">sii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4.9cm" svg:y="10.5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5.4cm" svg:y="2.1cm">
          <text:p text:style-name="P1"><text:span text:style-name="T1">str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13.6cm" svg:y="4.8cm">
          <text:p text:style-name="P1"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14.544cm" svg:y="6.667cm">
          <text:p text:style-name="P1"><text:span text:style-name="T1">re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8cm" svg:x="9.5cm" svg:y="10.2cm">
          <text:p text:style-name="P1"><text:span text:style-name="T1">point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23:10:28.147000000</meta:creation-date>
    <dc:date>2018-03-23T23:20:12.564000000</dc:date>
    <meta:editing-duration>PT9M44S</meta:editing-duration>
    <meta:editing-cycles>3</meta:editing-cycles>
    <meta:generator>LibreOffice/6.0.2.1$Windows_X86_64 LibreOffice_project/f7f06a8f319e4b62f9bc5095aa112a65d2f3ac89</meta:generator>
    <meta:document-statistic meta:object-count="14"/>
  </office:meta>
</office:document-meta>
</file>